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stroke="solid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9.937cm" svg:y="12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6cm" svg:height="1.6cm" svg:x="28.437cm" svg:y="11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6cm" svg:height="1.6cm" svg:x="26.837cm" svg:y="12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1.2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66cm" svg:height="1.6cm" svg:x="26.837cm" svg:y="11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11:58.547991592</dc:date>
    <dc:creator>elucterio </dc:creator>
    <meta:editing-duration>PT17H19M29S</meta:editing-duration>
    <meta:editing-cycles>57</meta:editing-cycles>
    <meta:generator>LibreOffice/4.2.8.2$Linux_X86_64 LibreOffice_project/420m0$Build-2</meta:generator>
    <meta:document-statistic meta:object-count="229"/>
  </office:meta>
</office:document-meta>
</file>